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6120673472239063193" text:style-name="L1">
        <text:list-item>
          <text:list>
            <text:list-header>
              <text:p text:style-name="P18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7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6"><text:span text:style-name="T1">Tues 8/14/2017 </text:span><text:span text:style-name="T1">18 miles - a training run for the marathon</text:span>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404597095324604601" text:style-name="L2">
        <text:list-item>
          <text:list>
            <text:list-header>
              <text:p text:style-name="P19">41.8 miles in the last week </text:p>
              <text:p text:style-name="P19"/>
            </text:list-header>
          </text:list>
        </text:list-item>
      </text:list>
      <text:p text:style-name="P15"/>
      <text:p text:style-name="P15"/>
      <text:p text:style-name="P12"><text:soft-page-break/><text:span text:style-name="T2">Sat 8/19/2017 </text:span>4.5 miles </text:p>
      <text:p text:style-name="P11">I ran on the high school track. <text:s/>First I ran 2 miles. Splits: 9:21, (4:16+3:56) = 8:10</text:p>
      <text:p text:style-name="P11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1"/>
      <text:p text:style-name="P11">Sun 8/20/2017 <text:span text:style-name="T1">3 miles</text:span> <text:span text:style-name="T1">– Resting for the Gettysburg Alumni Race next Saturday</text:span></text:p>
      <text:p text:style-name="P11">I ran 3 miles on hilly roads and grass and averaged 9:35/mile. <text:s/>It was 83 degrees.</text:p>
      <text:p text:style-name="P11"/>
      <text:p text:style-name="P11">Mon 8/21/2017 <text:span text:style-name="T1">5 miles </text:span></text:p>
      <text:p text:style-name="P11">It was 84 degrees and I had a nice 5 mile run on hilly roads and grass with Mark Ams.</text:p>
      <text:p text:style-name="P11"/>
      <text:p text:style-name="P11">Tues 8/22/2107 <text:span text:style-name="T1">2.5 miles </text:span></text:p>
      <text:p text:style-name="P11">I ran 2.5 miles on hilly roads and grass and averaged 9:14/mile. <text:s/>I am taking it easy because I will be running the alumni race on Saturday at Gettysburg College.</text:p>
      <text:p text:style-name="P11"/>
      <text:p text:style-name="P11">Wed 8/23/2017 <text:span text:style-name="T1">3 miles</text:span></text:p>
      <text:p text:style-name="P11">I ran ½ mile to the Wise Center, road 2.8 miles on a stationary bike and ran ½ mile home.</text:p>
      <text:p text:style-name="P11"/>
      <text:p text:style-name="P11">Thur 8/24/2017 <text:span text:style-name="T1">no running <text:s/>5k alumni race on Saturd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24T14:18:44.07</dc:date>
    <dc:creator>James Lombardi</dc:creator>
    <meta:editing-duration>PT19H13M54S</meta:editing-duration>
    <meta:editing-cycles>104</meta:editing-cycles>
    <meta:generator>OpenOffice/4.1.2$Win32 OpenOffice.org_project/412m3$Build-9782</meta:generator>
    <meta:document-statistic meta:table-count="0" meta:image-count="0" meta:object-count="0" meta:page-count="7" meta:paragraph-count="126" meta:word-count="2697" meta:character-count="13743"/>
  </office:meta>
</office:document-meta>
</file>